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000000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438cm" svg:y1="0.253cm" svg:x2="0.242cm" svg:y2="0.058cm">
            <text:p/>
          </draw:line>
          <draw:line draw:style-name="gr1" draw:text-style-name="P1" draw:layer="layout" svg:x1="0.061cm" svg:y1="0.256cm" svg:x2="0.242cm" svg:y2="0.058cm">
            <text:p/>
          </draw:line>
          <draw:line draw:style-name="gr1" draw:text-style-name="P1" draw:layer="layout" svg:x1="0.061cm" svg:y1="0.255cm" svg:x2="0.061cm" svg:y2="0.053cm">
            <text:p/>
          </draw:line>
          <draw:line draw:style-name="gr1" draw:text-style-name="P1" draw:layer="layout" svg:x1="0.437cm" svg:y1="0.255cm" svg:x2="0.436cm" svg:y2="0.053cm">
            <text:p/>
          </draw:line>
          <draw:path draw:style-name="gr1" draw:text-style-name="P1" draw:layer="layout" svg:width="0.079cm" svg:height="0.13cm" draw:transform="skewX (-0.0361283155162826) rotate (-0.834092849528091) translate (0.351560810113982cm 0.162451975986595cm)" svg:viewBox="0 0 80 131" svg:d="M80 0c-85 2-103 74-50 131">
            <text:p/>
          </draw:path>
          <draw:path draw:style-name="gr1" draw:text-style-name="P1" draw:layer="layout" svg:width="0.22cm" svg:height="0.036cm" draw:transform="skewX (0.0389208423194737) rotate (0.834616448303688) translate (0.266668154567063cm 0.404499078251829cm)" svg:viewBox="0 0 221 37" svg:d="M221 26c-44 44-180-69-221-7">
            <text:p/>
          </draw:path>
          <draw:path draw:style-name="gr1" draw:text-style-name="P1" draw:layer="layout" svg:width="0.002cm" svg:height="0.163cm" draw:transform="rotate (1.5707963267949) translate (0.064565011820331cm 0.442cm)" svg:viewBox="0 0 3 164" svg:d="M0 0c2 84-1 76 3 164">
            <text:p/>
          </draw:path>
          <draw:line draw:style-name="gr1" draw:text-style-name="P1" draw:layer="layout" svg:x1="0.28cm" svg:y1="0.438cm" svg:x2="0.278cm" svg:y2="0.29cm">
            <text:p/>
          </draw:line>
          <draw:path draw:style-name="gr1" draw:text-style-name="P1" draw:layer="layout" svg:width="0.08cm" svg:height="0.13cm" draw:transform="skewX (0.0240855436775217) rotate (0.828333262996508) translate (0.0913026004728133cm 0.223303827751196cm)" svg:viewBox="0 0 81 131" svg:d="M0 0c87 2 104 73 50 131">
            <text:p/>
          </draw:path>
          <draw:path draw:style-name="gr1" draw:text-style-name="P1" draw:layer="layout" svg:width="0.22cm" svg:height="0.036cm" draw:transform="skewX (0.0518362787842316) rotate (0.834616448303688) translate (0.0520400775439341cm 0.428514383525731cm)" svg:viewBox="0 0 221 37" svg:d="M221 26c-43 44-181-69-221-7">
            <text:p/>
          </draw:path>
          <draw:path draw:style-name="gr1" draw:text-style-name="P1" draw:layer="layout" svg:width="0.091cm" svg:height="0.093cm" draw:transform="rotate (1.5707963267949) translate (0.339070921985816cm 0.437346889952153cm)" svg:viewBox="0 0 92 94" svg:d="M92 0c-54 57-44 42-92 9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25T10:09:07.736190000</dc:date>
    <dc:creator>Engelbert Niehaus</dc:creator>
    <meta:editing-duration>P4DT1H39M2S</meta:editing-duration>
    <meta:editing-cycles>7</meta:editing-cycles>
    <meta:generator>LibreOffice/6.0.6.2$MacOSX_X86_64 LibreOffice_project/0c292870b25a325b5ed35f6b45599d2ea4458e77</meta:generator>
    <meta:document-statistic meta:object-count="12"/>
  </office:meta>
</office:document-meta>
</file>